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mmi10" svg:font-family="cmmi10" style:font-pitch="variable"/>
    <style:font-face style:name="Utopia" svg:font-family="Utopia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Cantarel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ntarel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ntarell" fo:font-size="12pt" style:font-size-asian="12pt" style:font-size-complex="12pt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style:font-name="Cantarell" fo:font-size="12pt" style:font-size-asian="12pt" style:font-size-complex="12pt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Cantarell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9.004cm" svg:x="0.223cm" svg:y="9.084cm">
            <draw:object draw:notify-on-update-of-ranges="Feuille1.E5:Feuille1.E16 Feuille1.F5:Feuille1.F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3" table:default-cell-style-name="ce3"/>
        <table:table-column table:style-name="co1" table:number-columns-repeated="1018" table:default-cell-style-name="ce5"/>
        <table:table-row table:style-name="ro1">
          <table:table-cell table:number-columns-repeated="3"/>
          <table:table-cell table:style-name="ce2" table:number-columns-repeated="3"/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/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/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2" table:number-columns-repeated="3"/>
          <table:table-cell table:style-name="ce3" office:value-type="float" office:value="0.6" calcext:value-type="float">
            <text:p>0,60</text:p>
          </table:table-cell>
          <table:table-cell table:style-name="ce3" office:value-type="float" office:value="1" calcext:value-type="float">
            <text:p>1,00</text:p>
          </table:table-cell>
          <table:table-cell table:style-name="ce3" office:value-type="float" office:value="0.3" calcext:value-type="float">
            <text:p>0,30</text:p>
          </table:table-cell>
          <table:table-cell/>
          <table:table-cell table:style-name="ce3" table:formula="of:=AVERAGE([.E9:.E12])" office:value-type="float" office:value="0.4" calcext:value-type="float">
            <text:p>0,40</text:p>
          </table:table-cell>
          <table:table-cell table:style-name="ce3" table:formula="of:=AVERAGE([.E15:.E16])" office:value-type="float" office:value="0.95" calcext:value-type="float">
            <text:p>0,95</text:p>
          </table:table-cell>
          <table:table-cell table:style-name="ce3" table:formula="of:=AVERAGE([.E5:.E8];[.E13:.E14])" office:value-type="float" office:value="0.383333333333333" calcext:value-type="float">
            <text:p>0,38</text:p>
          </table:table-cell>
          <table:table-cell/>
          <table:table-cell table:style-name="ce3" table:formula="of:=AVERAGE([.E9:.E12])" office:value-type="float" office:value="0.4" calcext:value-type="float">
            <text:p>0,40</text:p>
          </table:table-cell>
          <table:table-cell table:style-name="ce3" table:formula="of:=AVERAGE([.E13:.E16])" office:value-type="float" office:value="0.9" calcext:value-type="float">
            <text:p>0,90</text:p>
          </table:table-cell>
          <table:table-cell table:style-name="ce3" table:formula="of:=AVERAGE([.E5:.E8])" office:value-type="float" office:value="0.15" calcext:value-type="float">
            <text:p>0,15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2"/>
          <table:table-cell table:number-columns-repeated="2" table:style-name="ce3" office:value-type="float" office:value="0.9" calcext:value-type="float">
            <text:p>0,90</text:p>
          </table:table-cell>
          <table:table-cell table:style-name="ce3" office:value-type="float" office:value="0.3" calcext:value-type="float">
            <text:p>0,30</text:p>
          </table:table-cell>
          <table:table-cell/>
          <table:table-cell table:style-name="ce3" table:formula="of:=AVERAGE([.F9:.F11])" office:value-type="float" office:value="0.8" calcext:value-type="float">
            <text:p>0,80</text:p>
          </table:table-cell>
          <table:table-cell table:style-name="ce3" table:formula="of:=AVERAGE([.F15:.F16])" office:value-type="float" office:value="0.45" calcext:value-type="float">
            <text:p>0,45</text:p>
          </table:table-cell>
          <table:table-cell table:style-name="ce3" table:formula="of:=AVERAGE([.F13:.F14];[.F5:.F8])" office:value-type="float" office:value="0.266666666666667" calcext:value-type="float">
            <text:p>0,27</text:p>
          </table:table-cell>
          <table:table-cell/>
          <table:table-cell table:style-name="ce3" table:formula="of:=AVERAGE([.F9:.F12])" office:value-type="float" office:value="0.8" calcext:value-type="float">
            <text:p>0,80</text:p>
          </table:table-cell>
          <table:table-cell table:style-name="ce3" table:formula="of:=AVERAGE([.F13:.F16])" office:value-type="float" office:value="0.4" calcext:value-type="float">
            <text:p>0,40</text:p>
          </table:table-cell>
          <table:table-cell table:style-name="ce3" table:formula="of:=AVERAGE([.F5:.F8])" office:value-type="float" office:value="0.225" calcext:value-type="float">
            <text:p>0,23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Abscisse</text:p>
          </table:table-cell>
          <table:table-cell table:style-name="ce2" office:value-type="string" calcext:value-type="string">
            <text:p>Ordonnée</text:p>
          </table:table-cell>
          <table:table-cell table:number-columns-repeated="1018"/>
        </table:table-row>
        <table:table-row table:style-name="ro1">
          <table:table-cell table:style-name="ce1" table:formula="of:=IF(MIN([.$G5:.$I5]) = [.$G5]; [.$G$1]; IF(MIN([.$G5:.$I5]) = [.$H5];[.$H$1]; [.$I$1]))" office:value-type="string" office:string-value="C3" calcext:value-type="string">
            <text:p>C3</text:p>
          </table:table-cell>
          <table:table-cell table:style-name="ce1" table:formula="of:=IF(MIN([.K5:.M5]) =[.K5]; [.$G$1]; IF(MIN([.K5:.M5]) = [.L5];[.$H$1]; [.$I$1]))" office:value-type="string" office:string-value="C3" calcext:value-type="string">
            <text:p>C3</text:p>
          </table:table-cell>
          <table:table-cell table:style-name="ce1" table:formula="of:=IF(MIN([.O5:.Q5]) =[.O5]; [.$G$1]; IF(MIN([.O5:.Q5]) = [.P5];[.$H$1]; [.$I$1]))" office:value-type="string" office:string-value="C3" calcext:value-type="string">
            <text:p>C3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SQRT((([.$E5]-[.G$2])^2)+([.$F5]-[.G$3])^2)" office:value-type="float" office:value="0.943398113205661" calcext:value-type="float">
            <text:p>0,94</text:p>
          </table:table-cell>
          <table:table-cell table:formula="of:=SQRT((([.$E5]-[.H$2])^2)+([.$F5]-[.H$3])^2)" office:value-type="float" office:value="1.20415945787923" calcext:value-type="float">
            <text:p>1,20</text:p>
          </table:table-cell>
          <table:table-cell table:formula="of:=SQRT((([.$E5]-[.I$2])^2)+([.$F5]-[.I$3])^2)" office:value-type="float" office:value="0.282842712474619" calcext:value-type="float">
            <text:p>0,28</text:p>
          </table:table-cell>
          <table:table-cell table:style-name="ce6"/>
          <table:table-cell table:formula="of:=SQRT((([.$E5]-[.K$2])^2)+([.$F5]-[.K$3])^2)" office:value-type="float" office:value="0.761577310586391" calcext:value-type="float">
            <text:p>0,76</text:p>
          </table:table-cell>
          <table:table-cell table:formula="of:=SQRT((([.$E5]-[.L$2])^2)+([.$F5]-[.L$3])^2)" office:value-type="float" office:value="0.919238815542512" calcext:value-type="float">
            <text:p>0,92</text:p>
          </table:table-cell>
          <table:table-cell table:formula="of:=SQRT((([.$E5]-[.M$2])^2)+([.$F5]-[.M$3])^2)" office:value-type="float" office:value="0.328718048721934" calcext:value-type="float">
            <text:p>0,33</text:p>
          </table:table-cell>
          <table:table-cell/>
          <table:table-cell table:formula="of:=SQRT((([.$E5]-[.O$2])^2)+([.$F5]-[.O$3])^2)" office:value-type="float" office:value="0.761577310586391" calcext:value-type="float">
            <text:p>0,76</text:p>
          </table:table-cell>
          <table:table-cell table:formula="of:=SQRT((([.$E5]-[.P$2])^2)+([.$F5]-[.P$3])^2)" office:value-type="float" office:value="0.854400374531753" calcext:value-type="float">
            <text:p>0,85</text:p>
          </table:table-cell>
          <table:table-cell table:formula="of:=SQRT((([.$E5]-[.Q$2])^2)+([.$F5]-[.Q$3])^2)" office:value-type="float" office:value="0.134629120178363" calcext:value-type="float">
            <text:p>0,13</text:p>
          </table:table-cell>
          <table:table-cell table:number-columns-repeated="1007"/>
        </table:table-row>
        <table:table-row table:style-name="ro1">
          <table:table-cell table:style-name="ce1" table:formula="of:=IF(MIN([.$G6:.$I6]) = [.$G6]; [.$G$1]; IF(MIN([.$G6:.$I6]) = [.$H6];[.$H$1]; [.$I$1]))" office:value-type="string" office:string-value="C3" calcext:value-type="string">
            <text:p>C3</text:p>
          </table:table-cell>
          <table:table-cell table:style-name="ce1" table:formula="of:=IF(MIN([.K6:.M6]) =[.K6]; [.$G$1]; IF(MIN([.K6:.M6]) = [.L6];[.$H$1]; [.$I$1]))" office:value-type="string" office:string-value="C3" calcext:value-type="string">
            <text:p>C3</text:p>
          </table:table-cell>
          <table:table-cell table:style-name="ce1" table:formula="of:=IF(MIN([.O6:.Q6]) =[.O6]; [.$G$1]; IF(MIN([.O6:.Q6]) = [.P6];[.$H$1]; [.$I$1]))" office:value-type="string" office:string-value="C3" calcext:value-type="string">
            <text:p>C3</text:p>
          </table:table-cell>
          <table:table-cell office:value-type="float" office:value="2" calcext:value-type="float">
            <text:p>2,00</text:p>
          </table:table-cell>
          <table:table-cell table:number-columns-repeated="2" office:value-type="float" office:value="0.2" calcext:value-type="float">
            <text:p>0,20</text:p>
          </table:table-cell>
          <table:table-cell table:formula="of:=SQRT((([.$E6]-[.G$2])^2)+([.$F6]-[.G$3])^2)" office:value-type="float" office:value="0.806225774829855" calcext:value-type="float">
            <text:p>0,81</text:p>
          </table:table-cell>
          <table:table-cell table:formula="of:=SQRT((([.$E6]-[.H$2])^2)+([.$F6]-[.H$3])^2)" office:value-type="float" office:value="1.06301458127347" calcext:value-type="float">
            <text:p>1,06</text:p>
          </table:table-cell>
          <table:table-cell table:formula="of:=SQRT((([.$E6]-[.I$2])^2)+([.$F6]-[.I$3])^2)" office:value-type="float" office:value="0.14142135623731" calcext:value-type="float">
            <text:p>0,14</text:p>
          </table:table-cell>
          <table:table-cell table:style-name="ce6"/>
          <table:table-cell table:formula="of:=SQRT((([.$E6]-[.K$2])^2)+([.$F6]-[.K$3])^2)" office:value-type="float" office:value="0.632455532033676" calcext:value-type="float">
            <text:p>0,63</text:p>
          </table:table-cell>
          <table:table-cell table:formula="of:=SQRT((([.$E6]-[.L$2])^2)+([.$F6]-[.L$3])^2)" office:value-type="float" office:value="0.790569415042095" calcext:value-type="float">
            <text:p>0,79</text:p>
          </table:table-cell>
          <table:table-cell table:formula="of:=SQRT((([.$E6]-[.M$2])^2)+([.$F6]-[.M$3])^2)" office:value-type="float" office:value="0.195078331845327" calcext:value-type="float">
            <text:p>0,20</text:p>
          </table:table-cell>
          <table:table-cell/>
          <table:table-cell table:formula="of:=SQRT((([.$E6]-[.O$2])^2)+([.$F6]-[.O$3])^2)" office:value-type="float" office:value="0.632455532033676" calcext:value-type="float">
            <text:p>0,63</text:p>
          </table:table-cell>
          <table:table-cell table:formula="of:=SQRT((([.$E6]-[.P$2])^2)+([.$F6]-[.P$3])^2)" office:value-type="float" office:value="0.728010988928052" calcext:value-type="float">
            <text:p>0,73</text:p>
          </table:table-cell>
          <table:table-cell table:formula="of:=SQRT((([.$E6]-[.Q$2])^2)+([.$F6]-[.Q$3])^2)" office:value-type="float" office:value="0.0559016994374948" calcext:value-type="float">
            <text:p>0,06</text:p>
          </table:table-cell>
          <table:table-cell table:number-columns-repeated="1007"/>
        </table:table-row>
        <table:table-row table:style-name="ro1">
          <table:table-cell table:style-name="ce1" table:formula="of:=IF(MIN([.$G7:.$I7]) = [.$G7]; [.$G$1]; IF(MIN([.$G7:.$I7]) = [.$H7];[.$H$1]; [.$I$1]))" office:value-type="string" office:string-value="C3" calcext:value-type="string">
            <text:p>C3</text:p>
          </table:table-cell>
          <table:table-cell table:style-name="ce1" table:formula="of:=IF(MIN([.K7:.M7]) =[.K7]; [.$G$1]; IF(MIN([.K7:.M7]) = [.L7];[.$H$1]; [.$I$1]))" office:value-type="string" office:string-value="C3" calcext:value-type="string">
            <text:p>C3</text:p>
          </table:table-cell>
          <table:table-cell table:style-name="ce1" table:formula="of:=IF(MIN([.O7:.Q7]) =[.O7]; [.$G$1]; IF(MIN([.O7:.Q7]) = [.P7];[.$H$1]; [.$I$1]))" office:value-type="string" office:string-value="C3" calcext:value-type="string">
            <text:p>C3</text:p>
          </table:table-cell>
          <table:table-cell office:value-type="float" office:value="3" calcext:value-type="float">
            <text:p>3,00</text:p>
          </table:table-cell>
          <table:table-cell office:value-type="float" office:value="0.1" calcext:value-type="float">
            <text:p>0,10</text:p>
          </table:table-cell>
          <table:table-cell office:value-type="float" office:value="0.3" calcext:value-type="float">
            <text:p>0,30</text:p>
          </table:table-cell>
          <table:table-cell table:formula="of:=SQRT((([.$E7]-[.G$2])^2)+([.$F7]-[.G$3])^2)" office:value-type="float" office:value="0.781024967590666" calcext:value-type="float">
            <text:p>0,78</text:p>
          </table:table-cell>
          <table:table-cell table:formula="of:=SQRT((([.$E7]-[.H$2])^2)+([.$F7]-[.H$3])^2)" office:value-type="float" office:value="1.0816653826392" calcext:value-type="float">
            <text:p>1,08</text:p>
          </table:table-cell>
          <table:table-cell table:formula="of:=SQRT((([.$E7]-[.I$2])^2)+([.$F7]-[.I$3])^2)" office:value-type="float" office:value="0.2" calcext:value-type="float">
            <text:p>0,20</text:p>
          </table:table-cell>
          <table:table-cell table:style-name="ce6"/>
          <table:table-cell table:formula="of:=SQRT((([.$E7]-[.K$2])^2)+([.$F7]-[.K$3])^2)" office:value-type="float" office:value="0.58309518948453" calcext:value-type="float">
            <text:p>0,58</text:p>
          </table:table-cell>
          <table:table-cell table:formula="of:=SQRT((([.$E7]-[.L$2])^2)+([.$F7]-[.L$3])^2)" office:value-type="float" office:value="0.863133825081603" calcext:value-type="float">
            <text:p>0,86</text:p>
          </table:table-cell>
          <table:table-cell table:formula="of:=SQRT((([.$E7]-[.M$2])^2)+([.$F7]-[.M$3])^2)" office:value-type="float" office:value="0.285287379477061" calcext:value-type="float">
            <text:p>0,29</text:p>
          </table:table-cell>
          <table:table-cell/>
          <table:table-cell table:formula="of:=SQRT((([.$E7]-[.O$2])^2)+([.$F7]-[.O$3])^2)" office:value-type="float" office:value="0.58309518948453" calcext:value-type="float">
            <text:p>0,58</text:p>
          </table:table-cell>
          <table:table-cell table:formula="of:=SQRT((([.$E7]-[.P$2])^2)+([.$F7]-[.P$3])^2)" office:value-type="float" office:value="0.806225774829855" calcext:value-type="float">
            <text:p>0,81</text:p>
          </table:table-cell>
          <table:table-cell table:formula="of:=SQRT((([.$E7]-[.Q$2])^2)+([.$F7]-[.Q$3])^2)" office:value-type="float" office:value="0.0901387818865998" calcext:value-type="float">
            <text:p>0,09</text:p>
          </table:table-cell>
          <table:table-cell table:number-columns-repeated="1007"/>
        </table:table-row>
        <table:table-row table:style-name="ro1">
          <table:table-cell table:style-name="ce1" table:formula="of:=IF(MIN([.$G8:.$I8]) = [.$G8]; [.$G$1]; IF(MIN([.$G8:.$I8]) = [.$H8];[.$H$1]; [.$I$1]))" office:value-type="string" office:string-value="C3" calcext:value-type="string">
            <text:p>C3</text:p>
          </table:table-cell>
          <table:table-cell table:style-name="ce1" table:formula="of:=IF(MIN([.K8:.M8]) =[.K8]; [.$G$1]; IF(MIN([.K8:.M8]) = [.L8];[.$H$1]; [.$I$1]))" office:value-type="string" office:string-value="C3" calcext:value-type="string">
            <text:p>C3</text:p>
          </table:table-cell>
          <table:table-cell table:style-name="ce1" table:formula="of:=IF(MIN([.O8:.Q8]) =[.O8]; [.$G$1]; IF(MIN([.O8:.Q8]) = [.P8];[.$H$1]; [.$I$1]))" office:value-type="string" office:string-value="C3" calcext:value-type="string">
            <text:p>C3</text:p>
          </table:table-cell>
          <table:table-cell office:value-type="float" office:value="4" calcext:value-type="float">
            <text:p>4,00</text:p>
          </table:table-cell>
          <table:table-cell office:value-type="float" office:value="0.2" calcext:value-type="float">
            <text:p>0,20</text:p>
          </table:table-cell>
          <table:table-cell office:value-type="float" office:value="0.3" calcext:value-type="float">
            <text:p>0,30</text:p>
          </table:table-cell>
          <table:table-cell table:formula="of:=SQRT((([.$E8]-[.G$2])^2)+([.$F8]-[.G$3])^2)" office:value-type="float" office:value="0.721110255092798" calcext:value-type="float">
            <text:p>0,72</text:p>
          </table:table-cell>
          <table:table-cell table:formula="of:=SQRT((([.$E8]-[.H$2])^2)+([.$F8]-[.H$3])^2)" office:value-type="float" office:value="1" calcext:value-type="float">
            <text:p>1,00</text:p>
          </table:table-cell>
          <table:table-cell table:formula="of:=SQRT((([.$E8]-[.I$2])^2)+([.$F8]-[.I$3])^2)" office:value-type="float" office:value="0.1" calcext:value-type="float">
            <text:p>0,10</text:p>
          </table:table-cell>
          <table:table-cell table:style-name="ce6"/>
          <table:table-cell table:formula="of:=SQRT((([.$E8]-[.K$2])^2)+([.$F8]-[.K$3])^2)" office:value-type="float" office:value="0.53851648071345" calcext:value-type="float">
            <text:p>0,54</text:p>
          </table:table-cell>
          <table:table-cell table:formula="of:=SQRT((([.$E8]-[.L$2])^2)+([.$F8]-[.L$3])^2)" office:value-type="float" office:value="0.764852927038918" calcext:value-type="float">
            <text:p>0,76</text:p>
          </table:table-cell>
          <table:table-cell table:formula="of:=SQRT((([.$E8]-[.M$2])^2)+([.$F8]-[.M$3])^2)" office:value-type="float" office:value="0.186338998124982" calcext:value-type="float">
            <text:p>0,19</text:p>
          </table:table-cell>
          <table:table-cell/>
          <table:table-cell table:formula="of:=SQRT((([.$E8]-[.O$2])^2)+([.$F8]-[.O$3])^2)" office:value-type="float" office:value="0.53851648071345" calcext:value-type="float">
            <text:p>0,54</text:p>
          </table:table-cell>
          <table:table-cell table:formula="of:=SQRT((([.$E8]-[.P$2])^2)+([.$F8]-[.P$3])^2)" office:value-type="float" office:value="0.707106781186547" calcext:value-type="float">
            <text:p>0,71</text:p>
          </table:table-cell>
          <table:table-cell table:formula="of:=SQRT((([.$E8]-[.Q$2])^2)+([.$F8]-[.Q$3])^2)" office:value-type="float" office:value="0.0901387818865998" calcext:value-type="float">
            <text:p>0,09</text:p>
          </table:table-cell>
          <table:table-cell table:number-columns-repeated="1007"/>
        </table:table-row>
        <table:table-row table:style-name="ro1">
          <table:table-cell table:style-name="ce1" table:formula="of:=IF(MIN([.$G9:.$I9]) = [.$G9]; [.$G$1]; IF(MIN([.$G9:.$I9]) = [.$H9];[.$H$1]; [.$I$1]))" office:value-type="string" office:string-value="C1" calcext:value-type="string">
            <text:p>C1</text:p>
          </table:table-cell>
          <table:table-cell table:style-name="ce1" table:formula="of:=IF(MIN([.K9:.M9]) =[.K9]; [.$G$1]; IF(MIN([.K9:.M9]) = [.L9];[.$H$1]; [.$I$1]))" office:value-type="string" office:string-value="C1" calcext:value-type="string">
            <text:p>C1</text:p>
          </table:table-cell>
          <table:table-cell table:style-name="ce1" table:formula="of:=IF(MIN([.O9:.Q9]) =[.O9]; [.$G$1]; IF(MIN([.O9:.Q9]) = [.P9];[.$H$1]; [.$I$1]))" office:value-type="string" office:string-value="C1" calcext:value-type="string">
            <text:p>C1</text:p>
          </table:table-cell>
          <table:table-cell office:value-type="float" office:value="5" calcext:value-type="float">
            <text:p>5,00</text:p>
          </table:table-cell>
          <table:table-cell office:value-type="float" office:value="0.4" calcext:value-type="float">
            <text:p>0,40</text:p>
          </table:table-cell>
          <table:table-cell office:value-type="float" office:value="0.9" calcext:value-type="float">
            <text:p>0,90</text:p>
          </table:table-cell>
          <table:table-cell table:formula="of:=SQRT((([.$E9]-[.G$2])^2)+([.$F9]-[.G$3])^2)" office:value-type="float" office:value="0.2" calcext:value-type="float">
            <text:p>0,20</text:p>
          </table:table-cell>
          <table:table-cell table:formula="of:=SQRT((([.$E9]-[.H$2])^2)+([.$F9]-[.H$3])^2)" office:value-type="float" office:value="0.6" calcext:value-type="float">
            <text:p>0,60</text:p>
          </table:table-cell>
          <table:table-cell table:formula="of:=SQRT((([.$E9]-[.I$2])^2)+([.$F9]-[.I$3])^2)" office:value-type="float" office:value="0.608276253029822" calcext:value-type="float">
            <text:p>0,61</text:p>
          </table:table-cell>
          <table:table-cell table:style-name="ce6"/>
          <table:table-cell table:formula="of:=SQRT((([.$E9]-[.K$2])^2)+([.$F9]-[.K$3])^2)" office:value-type="float" office:value="0.1" calcext:value-type="float">
            <text:p>0,10</text:p>
          </table:table-cell>
          <table:table-cell table:formula="of:=SQRT((([.$E9]-[.L$2])^2)+([.$F9]-[.L$3])^2)" office:value-type="float" office:value="0.710633520177595" calcext:value-type="float">
            <text:p>0,71</text:p>
          </table:table-cell>
          <table:table-cell table:formula="of:=SQRT((([.$E9]-[.M$2])^2)+([.$F9]-[.M$3])^2)" office:value-type="float" office:value="0.63355259362494" calcext:value-type="float">
            <text:p>0,63</text:p>
          </table:table-cell>
          <table:table-cell/>
          <table:table-cell table:formula="of:=SQRT((([.$E9]-[.O$2])^2)+([.$F9]-[.O$3])^2)" office:value-type="float" office:value="0.1" calcext:value-type="float">
            <text:p>0,10</text:p>
          </table:table-cell>
          <table:table-cell table:formula="of:=SQRT((([.$E9]-[.P$2])^2)+([.$F9]-[.P$3])^2)" office:value-type="float" office:value="0.707106781186548" calcext:value-type="float">
            <text:p>0,71</text:p>
          </table:table-cell>
          <table:table-cell table:formula="of:=SQRT((([.$E9]-[.Q$2])^2)+([.$F9]-[.Q$3])^2)" office:value-type="float" office:value="0.719809002444398" calcext:value-type="float">
            <text:p>0,72</text:p>
          </table:table-cell>
          <table:table-cell table:number-columns-repeated="1007"/>
        </table:table-row>
        <table:table-row table:style-name="ro1">
          <table:table-cell table:style-name="ce1" table:formula="of:=IF(MIN([.$G10:.$I10]) = [.$G10]; [.$G$1]; IF(MIN([.$G10:.$I10]) = [.$H10];[.$H$1]; [.$I$1]))" office:value-type="string" office:string-value="C1" calcext:value-type="string">
            <text:p>C1</text:p>
          </table:table-cell>
          <table:table-cell table:style-name="ce1" table:formula="of:=IF(MIN([.K10:.M10]) =[.K10]; [.$G$1]; IF(MIN([.K10:.M10]) = [.L10];[.$H$1]; [.$I$1]))" office:value-type="string" office:string-value="C1" calcext:value-type="string">
            <text:p>C1</text:p>
          </table:table-cell>
          <table:table-cell table:style-name="ce1" table:formula="of:=IF(MIN([.O10:.Q10]) =[.O10]; [.$G$1]; IF(MIN([.O10:.Q10]) = [.P10];[.$H$1]; [.$I$1]))" office:value-type="string" office:string-value="C1" calcext:value-type="string">
            <text:p>C1</text:p>
          </table:table-cell>
          <table:table-cell office:value-type="float" office:value="6" calcext:value-type="float">
            <text:p>6,00</text:p>
          </table:table-cell>
          <table:table-cell office:value-type="float" office:value="0.4" calcext:value-type="float">
            <text:p>0,40</text:p>
          </table:table-cell>
          <table:table-cell office:value-type="float" office:value="0.7" calcext:value-type="float">
            <text:p>0,70</text:p>
          </table:table-cell>
          <table:table-cell table:formula="of:=SQRT((([.$E10]-[.G$2])^2)+([.$F10]-[.G$3])^2)" office:value-type="float" office:value="0.282842712474619" calcext:value-type="float">
            <text:p>0,28</text:p>
          </table:table-cell>
          <table:table-cell table:formula="of:=SQRT((([.$E10]-[.H$2])^2)+([.$F10]-[.H$3])^2)" office:value-type="float" office:value="0.632455532033676" calcext:value-type="float">
            <text:p>0,63</text:p>
          </table:table-cell>
          <table:table-cell table:formula="of:=SQRT((([.$E10]-[.I$2])^2)+([.$F10]-[.I$3])^2)" office:value-type="float" office:value="0.412310562561766" calcext:value-type="float">
            <text:p>0,41</text:p>
          </table:table-cell>
          <table:table-cell table:style-name="ce6"/>
          <table:table-cell table:formula="of:=SQRT((([.$E10]-[.K$2])^2)+([.$F10]-[.K$3])^2)" office:value-type="float" office:value="0.0999999999999999" calcext:value-type="float">
            <text:p>0,10</text:p>
          </table:table-cell>
          <table:table-cell table:formula="of:=SQRT((([.$E10]-[.L$2])^2)+([.$F10]-[.L$3])^2)" office:value-type="float" office:value="0.604152298679729" calcext:value-type="float">
            <text:p>0,60</text:p>
          </table:table-cell>
          <table:table-cell table:formula="of:=SQRT((([.$E10]-[.M$2])^2)+([.$F10]-[.M$3])^2)" office:value-type="float" office:value="0.43365372770859" calcext:value-type="float">
            <text:p>0,43</text:p>
          </table:table-cell>
          <table:table-cell/>
          <table:table-cell table:formula="of:=SQRT((([.$E10]-[.O$2])^2)+([.$F10]-[.O$3])^2)" office:value-type="float" office:value="0.0999999999999999" calcext:value-type="float">
            <text:p>0,10</text:p>
          </table:table-cell>
          <table:table-cell table:formula="of:=SQRT((([.$E10]-[.P$2])^2)+([.$F10]-[.P$3])^2)" office:value-type="float" office:value="0.58309518948453" calcext:value-type="float">
            <text:p>0,58</text:p>
          </table:table-cell>
          <table:table-cell table:formula="of:=SQRT((([.$E10]-[.Q$2])^2)+([.$F10]-[.Q$3])^2)" office:value-type="float" office:value="0.536772763839597" calcext:value-type="float">
            <text:p>0,54</text:p>
          </table:table-cell>
          <table:table-cell table:number-columns-repeated="1007"/>
        </table:table-row>
        <table:table-row table:style-name="ro1">
          <table:table-cell table:style-name="ce1" table:formula="of:=IF(MIN([.$G11:.$I11]) = [.$G11]; [.$G$1]; IF(MIN([.$G11:.$I11]) = [.$H11];[.$H$1]; [.$I$1]))" office:value-type="string" office:string-value="C1" calcext:value-type="string">
            <text:p>C1</text:p>
          </table:table-cell>
          <table:table-cell table:style-name="ce1" table:formula="of:=IF(MIN([.K11:.M11]) =[.K11]; [.$G$1]; IF(MIN([.K11:.M11]) = [.L11];[.$H$1]; [.$I$1]))" office:value-type="string" office:string-value="C1" calcext:value-type="string">
            <text:p>C1</text:p>
          </table:table-cell>
          <table:table-cell table:style-name="ce1" table:formula="of:=IF(MIN([.O11:.Q11]) =[.O11]; [.$G$1]; IF(MIN([.O11:.Q11]) = [.P11];[.$H$1]; [.$I$1]))" office:value-type="string" office:string-value="C1" calcext:value-type="string">
            <text:p>C1</text:p>
          </table:table-cell>
          <table:table-cell office:value-type="float" office:value="7" calcext:value-type="float">
            <text:p>7,00</text:p>
          </table:table-cell>
          <table:table-cell office:value-type="float" office:value="0.5" calcext:value-type="float">
            <text:p>0,50</text:p>
          </table:table-cell>
          <table:table-cell office:value-type="float" office:value="0.8" calcext:value-type="float">
            <text:p>0,80</text:p>
          </table:table-cell>
          <table:table-cell table:formula="of:=SQRT((([.$E11]-[.G$2])^2)+([.$F11]-[.G$3])^2)" office:value-type="float" office:value="0.14142135623731" calcext:value-type="float">
            <text:p>0,14</text:p>
          </table:table-cell>
          <table:table-cell table:formula="of:=SQRT((([.$E11]-[.H$2])^2)+([.$F11]-[.H$3])^2)" office:value-type="float" office:value="0.509901951359278" calcext:value-type="float">
            <text:p>0,51</text:p>
          </table:table-cell>
          <table:table-cell table:formula="of:=SQRT((([.$E11]-[.I$2])^2)+([.$F11]-[.I$3])^2)" office:value-type="float" office:value="0.53851648071345" calcext:value-type="float">
            <text:p>0,54</text:p>
          </table:table-cell>
          <table:table-cell table:style-name="ce6"/>
          <table:table-cell table:formula="of:=SQRT((([.$E11]-[.K$2])^2)+([.$F11]-[.K$3])^2)" office:value-type="float" office:value="0.1" calcext:value-type="float">
            <text:p>0,10</text:p>
          </table:table-cell>
          <table:table-cell table:formula="of:=SQRT((([.$E11]-[.L$2])^2)+([.$F11]-[.L$3])^2)" office:value-type="float" office:value="0.570087712549569" calcext:value-type="float">
            <text:p>0,57</text:p>
          </table:table-cell>
          <table:table-cell table:formula="of:=SQRT((([.$E11]-[.M$2])^2)+([.$F11]-[.M$3])^2)" office:value-type="float" office:value="0.54594464513864" calcext:value-type="float">
            <text:p>0,55</text:p>
          </table:table-cell>
          <table:table-cell/>
          <table:table-cell table:formula="of:=SQRT((([.$E11]-[.O$2])^2)+([.$F11]-[.O$3])^2)" office:value-type="float" office:value="0.1" calcext:value-type="float">
            <text:p>0,10</text:p>
          </table:table-cell>
          <table:table-cell table:formula="of:=SQRT((([.$E11]-[.P$2])^2)+([.$F11]-[.P$3])^2)" office:value-type="float" office:value="0.565685424949238" calcext:value-type="float">
            <text:p>0,57</text:p>
          </table:table-cell>
          <table:table-cell table:formula="of:=SQRT((([.$E11]-[.Q$2])^2)+([.$F11]-[.Q$3])^2)" office:value-type="float" office:value="0.673145600891813" calcext:value-type="float">
            <text:p>0,67</text:p>
          </table:table-cell>
          <table:table-cell table:number-columns-repeated="1007"/>
        </table:table-row>
        <table:table-row table:style-name="ro1">
          <table:table-cell table:style-name="ce1" table:formula="of:=IF(MIN([.$G12:.$I12]) = [.$G12]; [.$G$1]; IF(MIN([.$G12:.$I12]) = [.$H12];[.$H$1]; [.$I$1]))" office:value-type="string" office:string-value="C1" calcext:value-type="string">
            <text:p>C1</text:p>
          </table:table-cell>
          <table:table-cell table:style-name="ce1" table:formula="of:=IF(MIN([.K12:.M12]) =[.K12]; [.$G$1]; IF(MIN([.K12:.M12]) = [.L12];[.$H$1]; [.$I$1]))" office:value-type="string" office:string-value="C1" calcext:value-type="string">
            <text:p>C1</text:p>
          </table:table-cell>
          <table:table-cell table:style-name="ce1" table:formula="of:=IF(MIN([.O12:.Q12]) =[.O12]; [.$G$1]; IF(MIN([.O12:.Q12]) = [.P12];[.$H$1]; [.$I$1]))" office:value-type="string" office:string-value="C1" calcext:value-type="string">
            <text:p>C1</text:p>
          </table:table-cell>
          <table:table-cell office:value-type="float" office:value="8" calcext:value-type="float">
            <text:p>8,00</text:p>
          </table:table-cell>
          <table:table-cell office:value-type="float" office:value="0.3" calcext:value-type="float">
            <text:p>0,30</text:p>
          </table:table-cell>
          <table:table-cell office:value-type="float" office:value="0.8" calcext:value-type="float">
            <text:p>0,80</text:p>
          </table:table-cell>
          <table:table-cell table:formula="of:=SQRT((([.$E12]-[.G$2])^2)+([.$F12]-[.G$3])^2)" office:value-type="float" office:value="0.316227766016838" calcext:value-type="float">
            <text:p>0,32</text:p>
          </table:table-cell>
          <table:table-cell table:formula="of:=SQRT((([.$E12]-[.H$2])^2)+([.$F12]-[.H$3])^2)" office:value-type="float" office:value="0.707106781186547" calcext:value-type="float">
            <text:p>0,71</text:p>
          </table:table-cell>
          <table:table-cell table:formula="of:=SQRT((([.$E12]-[.I$2])^2)+([.$F12]-[.I$3])^2)" office:value-type="float" office:value="0.5" calcext:value-type="float">
            <text:p>0,50</text:p>
          </table:table-cell>
          <table:table-cell table:style-name="ce6"/>
          <table:table-cell table:formula="of:=SQRT((([.$E12]-[.K$2])^2)+([.$F12]-[.K$3])^2)" office:value-type="float" office:value="0.1" calcext:value-type="float">
            <text:p>0,10</text:p>
          </table:table-cell>
          <table:table-cell table:formula="of:=SQRT((([.$E12]-[.L$2])^2)+([.$F12]-[.L$3])^2)" office:value-type="float" office:value="0.73824115301167" calcext:value-type="float">
            <text:p>0,74</text:p>
          </table:table-cell>
          <table:table-cell table:formula="of:=SQRT((([.$E12]-[.M$2])^2)+([.$F12]-[.M$3])^2)" office:value-type="float" office:value="0.539804491356722" calcext:value-type="float">
            <text:p>0,54</text:p>
          </table:table-cell>
          <table:table-cell/>
          <table:table-cell table:formula="of:=SQRT((([.$E12]-[.O$2])^2)+([.$F12]-[.O$3])^2)" office:value-type="float" office:value="0.1" calcext:value-type="float">
            <text:p>0,10</text:p>
          </table:table-cell>
          <table:table-cell table:formula="of:=SQRT((([.$E12]-[.P$2])^2)+([.$F12]-[.P$3])^2)" office:value-type="float" office:value="0.721110255092798" calcext:value-type="float">
            <text:p>0,72</text:p>
          </table:table-cell>
          <table:table-cell table:formula="of:=SQRT((([.$E12]-[.Q$2])^2)+([.$F12]-[.Q$3])^2)" office:value-type="float" office:value="0.594243216200236" calcext:value-type="float">
            <text:p>0,59</text:p>
          </table:table-cell>
          <table:table-cell table:number-columns-repeated="1007"/>
        </table:table-row>
        <table:table-row table:style-name="ro1">
          <table:table-cell table:style-name="ce1" table:formula="of:=IF(MIN([.$G13:.$I13]) = [.$G13]; [.$G$1]; IF(MIN([.$G13:.$I13]) = [.$H13];[.$H$1]; [.$I$1]))" office:value-type="string" office:string-value="C3" calcext:value-type="string">
            <text:p>C3</text:p>
          </table:table-cell>
          <table:table-cell table:style-name="ce1" table:formula="of:=IF(MIN([.K13:.M13]) =[.K13]; [.$G$1]; IF(MIN([.K13:.M13]) = [.L13];[.$H$1]; [.$I$1]))" office:value-type="string" office:string-value="C2" calcext:value-type="string">
            <text:p>C2</text:p>
          </table:table-cell>
          <table:table-cell table:style-name="ce1" table:formula="of:=IF(MIN([.O13:.Q13]) =[.O13]; [.$G$1]; IF(MIN([.O13:.Q13]) = [.P13];[.$H$1]; [.$I$1]))" office:value-type="string" office:string-value="C2" calcext:value-type="string">
            <text:p>C2</text:p>
          </table:table-cell>
          <table:table-cell office:value-type="float" office:value="9" calcext:value-type="float">
            <text:p>9,00</text:p>
          </table:table-cell>
          <table:table-cell office:value-type="float" office:value="0.9" calcext:value-type="float">
            <text:p>0,90</text:p>
          </table:table-cell>
          <table:table-cell office:value-type="float" office:value="0.3" calcext:value-type="float">
            <text:p>0,30</text:p>
          </table:table-cell>
          <table:table-cell table:formula="of:=SQRT((([.$E13]-[.G$2])^2)+([.$F13]-[.G$3])^2)" office:value-type="float" office:value="0.670820393249937" calcext:value-type="float">
            <text:p>0,67</text:p>
          </table:table-cell>
          <table:table-cell table:formula="of:=SQRT((([.$E13]-[.H$2])^2)+([.$F13]-[.H$3])^2)" office:value-type="float" office:value="0.608276253029822" calcext:value-type="float">
            <text:p>0,61</text:p>
          </table:table-cell>
          <table:table-cell table:formula="of:=SQRT((([.$E13]-[.I$2])^2)+([.$F13]-[.I$3])^2)" office:value-type="float" office:value="0.6" calcext:value-type="float">
            <text:p>0,60</text:p>
          </table:table-cell>
          <table:table-cell table:style-name="ce6"/>
          <table:table-cell table:formula="of:=SQRT((([.$E13]-[.K$2])^2)+([.$F13]-[.K$3])^2)" office:value-type="float" office:value="0.707106781186547" calcext:value-type="float">
            <text:p>0,71</text:p>
          </table:table-cell>
          <table:table-cell table:formula="of:=SQRT((([.$E13]-[.L$2])^2)+([.$F13]-[.L$3])^2)" office:value-type="float" office:value="0.158113883008419" calcext:value-type="float">
            <text:p>0,16</text:p>
          </table:table-cell>
          <table:table-cell table:formula="of:=SQRT((([.$E13]-[.M$2])^2)+([.$F13]-[.M$3])^2)" office:value-type="float" office:value="0.517740818900302" calcext:value-type="float">
            <text:p>0,52</text:p>
          </table:table-cell>
          <table:table-cell/>
          <table:table-cell table:formula="of:=SQRT((([.$E13]-[.O$2])^2)+([.$F13]-[.O$3])^2)" office:value-type="float" office:value="0.707106781186547" calcext:value-type="float">
            <text:p>0,71</text:p>
          </table:table-cell>
          <table:table-cell table:formula="of:=SQRT((([.$E13]-[.P$2])^2)+([.$F13]-[.P$3])^2)" office:value-type="float" office:value="0.1" calcext:value-type="float">
            <text:p>0,10</text:p>
          </table:table-cell>
          <table:table-cell table:formula="of:=SQRT((([.$E13]-[.Q$2])^2)+([.$F13]-[.Q$3])^2)" office:value-type="float" office:value="0.753740671584067" calcext:value-type="float">
            <text:p>0,75</text:p>
          </table:table-cell>
          <table:table-cell table:number-columns-repeated="1007"/>
        </table:table-row>
        <table:table-row table:style-name="ro1">
          <table:table-cell table:style-name="ce1" table:formula="of:=IF(MIN([.$G14:.$I14]) = [.$G14]; [.$G$1]; IF(MIN([.$G14:.$I14]) = [.$H14];[.$H$1]; [.$I$1]))" office:value-type="string" office:string-value="C3" calcext:value-type="string">
            <text:p>C3</text:p>
          </table:table-cell>
          <table:table-cell table:style-name="ce1" table:formula="of:=IF(MIN([.K14:.M14]) =[.K14]; [.$G$1]; IF(MIN([.K14:.M14]) = [.L14];[.$H$1]; [.$I$1]))" office:value-type="string" office:string-value="C2" calcext:value-type="string">
            <text:p>C2</text:p>
          </table:table-cell>
          <table:table-cell table:style-name="ce1" table:formula="of:=IF(MIN([.O14:.Q14]) =[.O14]; [.$G$1]; IF(MIN([.O14:.Q14]) = [.P14];[.$H$1]; [.$I$1]))" office:value-type="string" office:string-value="C2" calcext:value-type="string">
            <text:p>C2</text:p>
          </table:table-cell>
          <table:table-cell office:value-type="float" office:value="10" calcext:value-type="float">
            <text:p>10,00</text:p>
          </table:table-cell>
          <table:table-cell office:value-type="float" office:value="0.8" calcext:value-type="float">
            <text:p>0,80</text:p>
          </table:table-cell>
          <table:table-cell office:value-type="float" office:value="0.4" calcext:value-type="float">
            <text:p>0,40</text:p>
          </table:table-cell>
          <table:table-cell table:formula="of:=SQRT((([.$E14]-[.G$2])^2)+([.$F14]-[.G$3])^2)" office:value-type="float" office:value="0.53851648071345" calcext:value-type="float">
            <text:p>0,54</text:p>
          </table:table-cell>
          <table:table-cell table:formula="of:=SQRT((([.$E14]-[.H$2])^2)+([.$F14]-[.H$3])^2)" office:value-type="float" office:value="0.53851648071345" calcext:value-type="float">
            <text:p>0,54</text:p>
          </table:table-cell>
          <table:table-cell table:formula="of:=SQRT((([.$E14]-[.I$2])^2)+([.$F14]-[.I$3])^2)" office:value-type="float" office:value="0.509901951359278" calcext:value-type="float">
            <text:p>0,51</text:p>
          </table:table-cell>
          <table:table-cell table:style-name="ce6"/>
          <table:table-cell table:formula="of:=SQRT((([.$E14]-[.K$2])^2)+([.$F14]-[.K$3])^2)" office:value-type="float" office:value="0.565685424949238" calcext:value-type="float">
            <text:p>0,57</text:p>
          </table:table-cell>
          <table:table-cell table:formula="of:=SQRT((([.$E14]-[.L$2])^2)+([.$F14]-[.L$3])^2)" office:value-type="float" office:value="0.158113883008419" calcext:value-type="float">
            <text:p>0,16</text:p>
          </table:table-cell>
          <table:table-cell table:formula="of:=SQRT((([.$E14]-[.M$2])^2)+([.$F14]-[.M$3])^2)" office:value-type="float" office:value="0.437480158280223" calcext:value-type="float">
            <text:p>0,44</text:p>
          </table:table-cell>
          <table:table-cell/>
          <table:table-cell table:formula="of:=SQRT((([.$E14]-[.O$2])^2)+([.$F14]-[.O$3])^2)" office:value-type="float" office:value="0.565685424949238" calcext:value-type="float">
            <text:p>0,57</text:p>
          </table:table-cell>
          <table:table-cell table:formula="of:=SQRT((([.$E14]-[.P$2])^2)+([.$F14]-[.P$3])^2)" office:value-type="float" office:value="0.1" calcext:value-type="float">
            <text:p>0,10</text:p>
          </table:table-cell>
          <table:table-cell table:formula="of:=SQRT((([.$E14]-[.Q$2])^2)+([.$F14]-[.Q$3])^2)" office:value-type="float" office:value="0.673145600891813" calcext:value-type="float">
            <text:p>0,67</text:p>
          </table:table-cell>
          <table:table-cell table:number-columns-repeated="1007"/>
        </table:table-row>
        <table:table-row table:style-name="ro1">
          <table:table-cell table:style-name="ce1" table:formula="of:=IF(MIN([.$G15:.$I15]) = [.$G15]; [.$G$1]; IF(MIN([.$G15:.$I15]) = [.$H15];[.$H$1]; [.$I$1]))" office:value-type="string" office:string-value="C2" calcext:value-type="string">
            <text:p>C2</text:p>
          </table:table-cell>
          <table:table-cell table:style-name="ce1" table:formula="of:=IF(MIN([.K15:.M15]) =[.K15]; [.$G$1]; IF(MIN([.K15:.M15]) = [.L15];[.$H$1]; [.$I$1]))" office:value-type="string" office:string-value="C2" calcext:value-type="string">
            <text:p>C2</text:p>
          </table:table-cell>
          <table:table-cell table:style-name="ce1" table:formula="of:=IF(MIN([.O15:.Q15]) =[.O15]; [.$G$1]; IF(MIN([.O15:.Q15]) = [.P15];[.$H$1]; [.$I$1]))" office:value-type="string" office:string-value="C2" calcext:value-type="string">
            <text:p>C2</text:p>
          </table:table-cell>
          <table:table-cell office:value-type="float" office:value="11" calcext:value-type="float">
            <text:p>11,00</text:p>
          </table:table-cell>
          <table:table-cell office:value-type="float" office:value="1" calcext:value-type="float">
            <text:p>1,00</text:p>
          </table:table-cell>
          <table:table-cell office:value-type="float" office:value="0.4" calcext:value-type="float">
            <text:p>0,40</text:p>
          </table:table-cell>
          <table:table-cell table:formula="of:=SQRT((([.$E15]-[.G$2])^2)+([.$F15]-[.G$3])^2)" office:value-type="float" office:value="0.640312423743285" calcext:value-type="float">
            <text:p>0,64</text:p>
          </table:table-cell>
          <table:table-cell table:formula="of:=SQRT((([.$E15]-[.H$2])^2)+([.$F15]-[.H$3])^2)" office:value-type="float" office:value="0.5" calcext:value-type="float">
            <text:p>0,50</text:p>
          </table:table-cell>
          <table:table-cell table:formula="of:=SQRT((([.$E15]-[.I$2])^2)+([.$F15]-[.I$3])^2)" office:value-type="float" office:value="0.707106781186547" calcext:value-type="float">
            <text:p>0,71</text:p>
          </table:table-cell>
          <table:table-cell table:style-name="ce6"/>
          <table:table-cell table:formula="of:=SQRT((([.$E15]-[.K$2])^2)+([.$F15]-[.K$3])^2)" office:value-type="float" office:value="0.721110255092798" calcext:value-type="float">
            <text:p>0,72</text:p>
          </table:table-cell>
          <table:table-cell table:formula="of:=SQRT((([.$E15]-[.L$2])^2)+([.$F15]-[.L$3])^2)" office:value-type="float" office:value="0.0707106781186548" calcext:value-type="float">
            <text:p>0,07</text:p>
          </table:table-cell>
          <table:table-cell table:formula="of:=SQRT((([.$E15]-[.M$2])^2)+([.$F15]-[.M$3])^2)" office:value-type="float" office:value="0.630916441024923" calcext:value-type="float">
            <text:p>0,63</text:p>
          </table:table-cell>
          <table:table-cell/>
          <table:table-cell table:formula="of:=SQRT((([.$E15]-[.O$2])^2)+([.$F15]-[.O$3])^2)" office:value-type="float" office:value="0.721110255092798" calcext:value-type="float">
            <text:p>0,72</text:p>
          </table:table-cell>
          <table:table-cell table:formula="of:=SQRT((([.$E15]-[.P$2])^2)+([.$F15]-[.P$3])^2)" office:value-type="float" office:value="0.1" calcext:value-type="float">
            <text:p>0,10</text:p>
          </table:table-cell>
          <table:table-cell table:formula="of:=SQRT((([.$E15]-[.Q$2])^2)+([.$F15]-[.Q$3])^2)" office:value-type="float" office:value="0.867827747885489" calcext:value-type="float">
            <text:p>0,87</text:p>
          </table:table-cell>
          <table:table-cell table:number-columns-repeated="1007"/>
        </table:table-row>
        <table:table-row table:style-name="ro1">
          <table:table-cell table:style-name="ce1" table:formula="of:=IF(MIN([.$G16:.$I16]) = [.$G16]; [.$G$1]; IF(MIN([.$G16:.$I16]) = [.$H16];[.$H$1]; [.$I$1]))" office:value-type="string" office:string-value="C2" calcext:value-type="string">
            <text:p>C2</text:p>
          </table:table-cell>
          <table:table-cell table:style-name="ce1" table:formula="of:=IF(MIN([.K16:.M16]) =[.K16]; [.$G$1]; IF(MIN([.K16:.M16]) = [.L16];[.$H$1]; [.$I$1]))" office:value-type="string" office:string-value="C2" calcext:value-type="string">
            <text:p>C2</text:p>
          </table:table-cell>
          <table:table-cell table:style-name="ce1" table:formula="of:=IF(MIN([.O16:.Q16]) =[.O16]; [.$G$1]; IF(MIN([.O16:.Q16]) = [.P16];[.$H$1]; [.$I$1]))" office:value-type="string" office:string-value="C2" calcext:value-type="string">
            <text:p>C2</text:p>
          </table:table-cell>
          <table:table-cell office:value-type="float" office:value="12" calcext:value-type="float">
            <text:p>12,00</text:p>
          </table:table-cell>
          <table:table-cell office:value-type="float" office:value="0.9" calcext:value-type="float">
            <text:p>0,90</text:p>
          </table:table-cell>
          <table:table-cell office:value-type="float" office:value="0.5" calcext:value-type="float">
            <text:p>0,50</text:p>
          </table:table-cell>
          <table:table-cell table:formula="of:=SQRT((([.$E16]-[.G$2])^2)+([.$F16]-[.G$3])^2)" office:value-type="float" office:value="0.5" calcext:value-type="float">
            <text:p>0,50</text:p>
          </table:table-cell>
          <table:table-cell table:formula="of:=SQRT((([.$E16]-[.H$2])^2)+([.$F16]-[.H$3])^2)" office:value-type="float" office:value="0.412310562561766" calcext:value-type="float">
            <text:p>0,41</text:p>
          </table:table-cell>
          <table:table-cell table:formula="of:=SQRT((([.$E16]-[.I$2])^2)+([.$F16]-[.I$3])^2)" office:value-type="float" office:value="0.632455532033676" calcext:value-type="float">
            <text:p>0,63</text:p>
          </table:table-cell>
          <table:table-cell table:style-name="ce6"/>
          <table:table-cell table:formula="of:=SQRT((([.$E16]-[.K$2])^2)+([.$F16]-[.K$3])^2)" office:value-type="float" office:value="0.58309518948453" calcext:value-type="float">
            <text:p>0,58</text:p>
          </table:table-cell>
          <table:table-cell table:formula="of:=SQRT((([.$E16]-[.L$2])^2)+([.$F16]-[.L$3])^2)" office:value-type="float" office:value="0.0707106781186547" calcext:value-type="float">
            <text:p>0,07</text:p>
          </table:table-cell>
          <table:table-cell table:formula="of:=SQRT((([.$E16]-[.M$2])^2)+([.$F16]-[.M$3])^2)" office:value-type="float" office:value="0.566911711723165" calcext:value-type="float">
            <text:p>0,57</text:p>
          </table:table-cell>
          <table:table-cell/>
          <table:table-cell table:formula="of:=SQRT((([.$E16]-[.O$2])^2)+([.$F16]-[.O$3])^2)" office:value-type="float" office:value="0.58309518948453" calcext:value-type="float">
            <text:p>0,58</text:p>
          </table:table-cell>
          <table:table-cell table:formula="of:=SQRT((([.$E16]-[.P$2])^2)+([.$F16]-[.P$3])^2)" office:value-type="float" office:value="0.1" calcext:value-type="float">
            <text:p>0,10</text:p>
          </table:table-cell>
          <table:table-cell table:formula="of:=SQRT((([.$E16]-[.Q$2])^2)+([.$F16]-[.Q$3])^2)" office:value-type="float" office:value="0.798827265433523" calcext:value-type="float">
            <text:p>0,80</text:p>
          </table:table-cell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cmmi10" svg:font-family="cmmi10" style:font-pitch="variable"/>
    <style:font-face style:name="Utopia" svg:font-family="Utopia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ur Armand</meta:initial-creator>
    <meta:creation-date>2016-02-08T16:12:35.474734582</meta:creation-date>
    <dc:date>2016-02-08T17:16:30.004177469</dc:date>
    <dc:creator>Bour Armand</dc:creator>
    <meta:editing-duration>PT32M11S</meta:editing-duration>
    <meta:editing-cycles>3</meta:editing-cycles>
    <meta:generator>LibreOffice/4.3.3.2$Linux_X86_64 LibreOffice_project/430m0$Build-2</meta:generator>
    <meta:document-statistic meta:table-count="1" meta:cell-count="2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plot-area chart:style-name="ch2" table:cell-range-address="Feuille1.E5:Feuille1.F16" svg:x="0.32cm" svg:y="0.18cm" svg:width="15.36cm" svg:height="8.645cm">
          <chartooo:coordinate-region svg:x="1.232cm" svg:y="0.379cm" svg:width="14.116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1.F5:Feuille1.F16" chart:class="chart:scatter">
            <chart:domain table:cell-range-address="Feuille1.E5:Feuille1.E16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Feuille1.E5:Feuille1.E16</svg:desc>
                </draw:g>
              </table:table-cell>
              <table:table-cell office:value-type="float" office:value="0.1">
                <text:p>0.1</text:p>
                <draw:g>
                  <svg:desc>Feuille1.F5:Feuille1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